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423cm" svg:stroke-color="#333366" draw:stroke-linejoin="miter" svg:stroke-linecap="square" draw:fill="solid" draw:fill-color="#eeeee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7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2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6pt" style:font-size-asian="36pt" style:font-size-complex="36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Ubuntu" fo:font-size="32pt" style:font-size-asian="32pt" style:font-size-complex="32pt"/>
    </style:style>
    <style:style style:name="T1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333333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7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8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0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666666" style:font-name="Droid Sans Mono1" fo:font-size="36pt" style:font-size-asian="36pt" style:font-size-complex="36pt"/>
    </style:style>
    <style:style style:name="T13" style:family="text">
      <style:text-properties fo:color="#000000" style:font-name="Arial3" fo:font-size="36pt" style:font-size-asian="36pt" style:font-size-complex="36pt"/>
    </style:style>
    <style:style style:name="T14" style:family="text">
      <style:text-properties fo:color="#000000" style:font-name="Arial3" fo:font-size="36pt" fo:text-shadow="1pt 1pt" style:font-size-asian="36pt" style:font-size-complex="36pt"/>
    </style:style>
    <style:style style:name="T15" style:family="text">
      <style:text-properties fo:color="#000000" fo:font-size="36pt" style:font-size-asian="36pt" style:font-size-complex="36pt"/>
    </style:style>
    <style:style style:name="T16" style:family="text">
      <style:text-properties fo:color="#666666" fo:font-size="36pt" style:font-size-asian="36pt" style:font-size-complex="36pt"/>
    </style:style>
    <style:style style:name="T17" style:family="text">
      <style:text-properties fo:font-size="36pt" fo:text-shadow="1pt 1pt" style:font-size-asian="36pt" style:font-size-complex="36pt"/>
    </style:style>
    <style:style style:name="T18" style:family="text">
      <style:text-properties fo:color="#000000" style:font-name="Arial3" fo:font-size="36pt" fo:text-shadow="none" style:font-size-asian="36pt" style:font-size-complex="36pt"/>
    </style:style>
    <style:style style:name="T19" style:family="text">
      <style:text-properties fo:color="#666666" style:font-name="Droid Sans Mono1" fo:font-size="32pt" fo:text-shadow="none" style:font-size-asian="32pt" style:font-size-complex="32pt"/>
    </style:style>
    <style:style style:name="T20" style:family="text">
      <style:text-properties fo:color="#000000" style:font-name="Ubuntu Medium" fo:font-size="32pt" style:font-size-asian="32pt" style:font-size-complex="32pt"/>
    </style:style>
    <style:style style:name="T21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Ubuntu Medium" fo:font-size="32pt" fo:text-shadow="none" style:font-size-asian="32pt" style:font-size-complex="32pt"/>
    </style:style>
    <style:style style:name="T23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666666" style:font-name="Droid Sans Mono1" fo:font-size="32pt" style:font-size-asian="32pt" style:font-size-complex="3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Ubuntu" fo:font-size="32pt" style:font-size-asian="32pt" style:font-size-complex="32pt"/>
    </style:style>
    <style:style style:name="T34" style:family="text">
      <style:text-properties style:font-name="Ubuntu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4cm" svg:height="5.348cm" svg:x="1.6cm" svg:y="1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1.8cm" svg:height="4.674cm" svg:x="12.7cm" svg:y="1.703cm">
          <text:p text:style-name="P2"><text:span text:style-name="T1">(=</text:span><text:span text:style-name="T2"> </text:span><text:span text:style-name="T3">HY</text:span><text:span text:style-name="T2"> </text:span><text:span text:style-name="T1">(+</text:span><text:span text:style-name="T2"> </text:span><text:span text:style-name="T4">PYTHON</text:span><text:span text:style-name="T2"> </text:span><text:span text:style-name="T5">LISP</text:span><text:span text:style-name="T2"> </text:span><text:span text:style-name="T1">) 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60.22cm" svg:height="4.741cm" svg:x="58cm" svg:y="1.5cm">
          <text:list text:style-name="L1">
            <text:list-header>
              <text:p text:style-name="P4"><text:span text:style-name="T6">Eléonore Mayola</text:span><text:span text:style-name="T7">, PhD - @EleonoreMayola</text:span><text:span text:style-name="T8"> </text:span></text:p>
            </text:list-header>
            <text:list-item>
              <text:p text:style-name="P4"><text:span text:style-name="T9">Junior data scientist @MastodonC, organiser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4.6cm" svg:height="22.791cm" svg:x="1.8cm" svg:y="18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1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1.6cm" svg:y="48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4.6cm" svg:height="22.791cm" svg:x="62.3cm" svg:y="47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15.1cm" svg:height="6.626cm" svg:x="1.6cm" svg:y="8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013cm" svg:height="3.044cm" svg:x="2.987cm" svg:y="10.769cm">
          <draw:text-box>
            <text:p><text:span text:style-name="T10">About Lisp</text:span></text:p>
          </draw:text-box>
        </draw:frame>
        <draw:frame draw:style-name="gr6" draw:text-style-name="P6" draw:layer="layout" svg:width="13.013cm" svg:height="3.044cm" svg:x="2.688cm" svg:y="19.069cm">
          <draw:text-box>
            <text:p><text:span text:style-name="T10">Intro to Hy</text:span></text:p>
          </draw:text-box>
        </draw:frame>
        <draw:frame draw:style-name="gr6" draw:text-style-name="P6" draw:layer="layout" svg:width="13.013cm" svg:height="5.837cm" svg:x="63.089cm" svg:y="19.069cm">
          <draw:text-box>
            <text:p><text:span text:style-name="T10">A Hy programme</text:span></text:p>
          </draw:text-box>
        </draw:frame>
        <draw:frame draw:style-name="gr6" draw:text-style-name="P6" draw:layer="layout" svg:width="13.013cm" svg:height="5.837cm" svg:x="2.689cm" svg:y="48.569cm">
          <draw:text-box>
            <text:p><text:span text:style-name="T10">Hy under the hood</text:span></text:p>
          </draw:text-box>
        </draw:frame>
        <draw:frame draw:style-name="gr6" draw:text-style-name="P6" draw:layer="layout" svg:width="13.013cm" svg:height="8.63cm" svg:x="63.49cm" svg:y="48.57cm">
          <draw:text-box>
            <text:p><text:span text:style-name="T10">Other features of Hy</text:span></text:p>
          </draw:text-box>
        </draw:frame>
        <draw:custom-shape draw:style-name="gr7" draw:text-style-name="P1" draw:layer="layout" svg:width="115.1cm" svg:height="6.626cm" svg:x="1.6cm" svg:y="76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42.2cm" svg:height="4.823cm" svg:x="16cm" svg:y="9.7cm">
          <draw:text-box>
            <text:list text:style-name="L2">
              <text:list-item>
                <text:p><text:span text:style-name="T11"><text:s/></text:span><text:span text:style-name="T11">1958: second oldest high-level programming language still in use today</text:span></text:p>
              </text:list-item>
              <text:list-item>
                <text:p><text:span text:style-name="T11"><text:s/></text:span><text:span text:style-name="T11">Created as a practical mathematical notation for computer programmes</text:span></text:p>
              </text:list-item>
              <text:list-item>
                <text:p><text:span text:style-name="T11"><text:s/></text:span><text:span text:style-name="T11">Became the most widely used language in Artificial Intelligence research</text:span></text:p>
              </text:list-item>
            </text:list>
          </draw:text-box>
        </draw:frame>
        <draw:frame draw:style-name="gr8" draw:text-style-name="P7" draw:layer="layout" svg:width="53.8cm" svg:height="4.823cm" svg:x="63cm" svg:y="9.801cm">
          <draw:text-box>
            <text:list text:style-name="L2">
              <text:list-item>
                <text:p><text:span text:style-name="T11"><text:s/></text:span><text:span text:style-name="T11">Characterised by parenthesised lists: </text:span></text:p>
                <text:p><text:span text:style-name="T12">(function argument1 argument2)</text:span></text:p>
              </text:list-item>
              <text:list-item>
                <text:p><text:span text:style-name="T12"><text:s/></text:span><text:span text:style-name="T13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4.7cm" svg:y="18.743cm">
          <draw:text-box>
            <text:p><text:span text:style-name="T11">Hy is a Lisp dialect that converts its structure to Python. Within Hy you have access to all of Python data structures and the standard library. </text:span></text:p>
            <text:p><text:span text:style-name="T11">It's as <text:s/>easy as </text:span><text:span text:style-name="T12">(print "Hello, world!")</text:span><text:span text:style-name="T11">. <text:s/></text:span></text:p>
            <text:p><text:span text:style-name="T13">Try Hy in your browser at </text:span><text:span text:style-name="T14">try-hy.appspot.com/</text:span></text:p>
            <text:p/>
          </draw:text-box>
        </draw:frame>
        <draw:frame draw:style-name="gr10" draw:layer="layout" svg:width="22cm" svg:height="6.347cm" svg:x="2.9cm" svg:y="25.009cm">
          <draw:text-box>
            <text:p><text:span text:style-name="T11">Calculations go from</text:span></text:p>
            <text:p><text:span text:style-name="T12">(3.5 + 5.1 + 4.6) / 3</text:span></text:p>
            <text:p><text:span text:style-name="T11">to</text:span></text:p>
            <text:p><text:span text:style-name="T12">(/ (+ 3.5 5.1 4.6) 3)</text:span></text:p>
          </draw:text-box>
        </draw:frame>
        <draw:frame draw:style-name="gr10" draw:text-style-name="P8" draw:layer="layout" svg:width="28.4cm" svg:height="15.491cm" svg:x="26.6cm" svg:y="25.1cm">
          <draw:text-box>
            <text:p><text:span text:style-name="T15">For loop example:</text:span></text:p>
            <text:p><text:span text:style-name="T16"/></text:p>
            <text:p><text:span text:style-name="T12">=&gt; (for [i (range 6)]</text:span></text:p>
            <text:p><text:span text:style-name="T12">... (print (+ "i equals " (str i))))</text:span></text:p>
            <text:p><text:span text:style-name="T12">i equals 0</text:span></text:p>
            <text:p><text:span text:style-name="T12">i equals 1</text:span></text:p>
            <text:p><text:span text:style-name="T12">i equals 2</text:span></text:p>
            <text:p><text:span text:style-name="T12">i equals 3</text:span></text:p>
            <text:p><text:span text:style-name="T12">i equals 4</text:span></text:p>
            <text:p><text:span text:style-name="T12">i equals 5</text:span></text:p>
          </draw:text-box>
        </draw:frame>
        <draw:frame draw:style-name="gr10" draw:layer="layout" svg:width="22cm" svg:height="7.871cm" svg:x="2.8cm" svg:y="32.72cm">
          <draw:text-box>
            <text:p><text:span text:style-name="T11">If/else statement example:</text:span></text:p>
            <text:p><text:span text:style-name="T12">=&gt; (if (= 3 (+ 1 2))</text:span></text:p>
            <text:p><text:span text:style-name="T12">... (print "This is true")</text:span></text:p>
            <text:p><text:span text:style-name="T12">... (print "This is false"))</text:span></text:p>
            <text:p><text:span text:style-name="T12">This is true</text:span></text:p>
          </draw:text-box>
        </draw:frame>
        <draw:frame draw:style-name="gr11" draw:text-style-name="P9" draw:layer="layout" svg:width="37.7cm" svg:height="15.491cm" svg:x="63.3cm" svg:y="25.1cm">
          <draw:text-box>
            <text:p><text:span text:style-name="T12">(defn analyse-texts [dirpath]</text:span></text:p>
            <text:p><text:span text:style-name="T12"><text:s text:c="2"/></text:span><text:span text:style-name="T12">(setv text-files (list-text-files dirpath))</text:span></text:p>
            <text:p><text:span text:style-name="T12"><text:s text:c="2"/></text:span><text:span text:style-name="T12">(list (map (fn [f]</text:span></text:p>
            <text:p><text:span text:style-name="T12"><text:s text:c="15"/></text:span><text:span text:style-name="T12">(setv filename f)</text:span></text:p>
            <text:p><text:span text:style-name="T12"><text:s text:c="15"/></text:span><text:span text:style-name="T12">(-&gt; f</text:span></text:p>
            <text:p><text:span text:style-name="T12"><text:s text:c="19"/></text:span><text:span text:style-name="T12">read-text</text:span></text:p>
            <text:p><text:span text:style-name="T12"><text:s text:c="19"/></text:span><text:span text:style-name="T12">clean-text</text:span></text:p>
            <text:p><text:span text:style-name="T12"><text:s text:c="19"/></text:span><text:span text:style-name="T12">remove-stopwords</text:span></text:p>
            <text:p><text:span text:style-name="T12"><text:s text:c="19"/></text:span><text:span text:style-name="T12">(summarise-text filename)))</text:span></text:p>
            <text:p><text:span text:style-name="T12"><text:s text:c="13"/></text:span><text:span text:style-name="T12">text-files)))</text:span></text:p>
          </draw:text-box>
        </draw:frame>
        <draw:frame draw:style-name="gr9" draw:layer="layout" svg:width="40.9cm" svg:height="7.109cm" svg:x="76cm" svg:y="18.643cm">
          <draw:text-box>
            <text:p><text:span text:style-name="T11">My example Hy programme analyses text files. You can find it at </text:span><text:span text:style-name="T17">bit.ly/text-analysis-hy</text:span><text:span text:style-name="T14">.</text:span></text:p>
            <text:p><text:span text:style-name="T18">My imports : </text:span><text:span text:style-name="T19">(import os re pprint [collections [Counter]])</text:span></text:p>
            <text:p><text:span text:style-name="T18">The function performing the analysis is: </text:span></text:p>
            <text:p/>
          </draw:text-box>
        </draw:frame>
        <draw:frame draw:style-name="gr12" draw:text-style-name="P10" draw:layer="layout" svg:width="55cm" svg:height="2.959cm" svg:x="1.6cm" svg:y="42.2cm">
          <draw:text-box>
            <text:p><text:span text:style-name="T20">* See more code examples at </text:span><text:span text:style-name="T21">bit.ly/try-hy</text:span></text:p>
            <text:p><text:span text:style-name="T22">* Get started with Hy by following instructions at</text:span><text:span text:style-name="T23"> </text:span><text:span text:style-name="T21">docs.hylang.org/en/latest/quickstart.html</text:span></text:p>
          </draw:text-box>
        </draw:frame>
        <draw:frame draw:style-name="gr9" draw:text-style-name="P11" draw:layer="layout" svg:width="10.2cm" svg:height="1.775cm" svg:x="2.2cm" svg:y="77cm">
          <draw:text-box>
            <text:p><text:span text:style-name="T24">References:</text:span></text:p>
          </draw:text-box>
        </draw:frame>
        <draw:frame draw:style-name="gr13" draw:text-style-name="P12" draw:layer="layout" svg:width="21cm" svg:height="2.621cm" svg:x="2.4cm" svg:y="79.241cm">
          <draw:text-box>
            <text:p><text:span text:style-name="T25">My repository for this poster: </text:span><text:span text:style-name="T26">github.com/Eleonore9/hy-python-lisp</text:span></text:p>
          </draw:text-box>
        </draw:frame>
        <draw:frame draw:style-name="gr9" draw:text-style-name="P12" draw:layer="layout" svg:width="15.7cm" svg:height="16.334cm" svg:x="101.2cm" svg:y="24.724cm">
          <draw:text-box>
            <text:p><text:span text:style-name="T25">“</text:span><text:span text:style-name="T26">defn</text:span><text:span text:style-name="T25">” the function definition, inspired from Clojure</text:span></text:p>
            <text:p><text:span text:style-name="T27"/></text:p>
            <text:p><text:span text:style-name="T25">“</text:span><text:span text:style-name="T26">setv</text:span><text:span text:style-name="T25">” sets a variable by binding a symbol to a value, a function...</text:span></text:p>
            <text:p><text:span text:style-name="T27"/></text:p>
            <text:p><text:span text:style-name="T25">“</text:span><text:span text:style-name="T26">fn</text:span><text:span text:style-name="T25">” the anonymous function</text:span></text:p>
            <text:p><text:span text:style-name="T27"/></text:p>
            <text:p><text:span text:style-name="T25">“</text:span><text:span text:style-name="T26">map</text:span><text:span text:style-name="T25">” returns an iterable that applies the anonymous function to each file in the text-files list.</text:span></text:p>
            <text:p><text:span text:style-name="T27"/></text:p>
            <text:p><text:span text:style-name="T25">“</text:span><text:span text:style-name="T26">-&gt;</text:span><text:span text:style-name="T25">” the thread first, inspired from Clojure. Enables function chaining w/o several levels of nesting.</text:span></text:p>
          </draw:text-box>
        </draw:frame>
        <draw:frame draw:style-name="gr12" draw:text-style-name="P10" draw:layer="layout" svg:width="55cm" svg:height="2.959cm" svg:x="62.2cm" svg:y="42.201cm">
          <draw:text-box>
            <text:p><text:span text:style-name="T20">You can define a “main” function to reproduce the “if __name__ == '__main__'” behaviour.</text:span></text:p>
            <text:p><text:span text:style-name="T20">By using </text:span><text:span text:style-name="T28">(defmain [&amp;rest args] …)</text:span><text:span text:style-name="T20">, you can run a main from the command line with its arguments.</text:span></text:p>
          </draw:text-box>
        </draw:frame>
        <draw:frame draw:style-name="gr14" draw:text-style-name="P13" draw:layer="layout" svg:width="32.5cm" svg:height="5.751cm" svg:x="22.5cm" svg:y="76.8cm">
          <draw:text-box>
            <text:list text:style-name="L3">
              <text:list-item>
                <text:p><text:span text:style-name="T29">Hy's docs: docs.hylang.org/en/latest/</text:span></text:p>
              </text:list-item>
              <text:list-item>
                <text:p><text:span text:style-name="T29"><text:s/></text:span><text:span text:style-name="T29">More docs: github.com/hylang/hy/blob/master/docs/language/api.rst</text:span></text:p>
              </text:list-item>
              <text:list-item>
                <text:p><text:span text:style-name="T29"><text:s/></text:span><text:span text:style-name="T29">Hy's source code: github.com/hylang/hy</text:span></text:p>
              </text:list-item>
              <text:list-item>
                <text:p><text:span text:style-name="T29"><text:s/></text:span><text:span text:style-name="T29">Podcast.__init__ episode 23: pythonpodcast.com/hylang-developers.html</text:span></text:p>
              </text:list-item>
              <text:list-item>
                <text:p><text:span text:style-name="T29"><text:s/></text:span><text:span text:style-name="T29">Videos and blogposts: gist.github.com/Foxboron/4b87b5b85d6c5fc5db6c</text:span></text:p>
              </text:list-item>
            </text:list>
          </draw:text-box>
        </draw:frame>
        <draw:frame draw:style-name="gr9" draw:text-style-name="P13" draw:layer="layout" svg:width="24.4cm" svg:height="5.836cm" svg:x="57.1cm" svg:y="76.8cm">
          <draw:text-box>
            <text:p><text:span text:style-name="T26">Tools:</text:span></text:p>
            <text:list text:style-name="L4">
              <text:list-item>
                <text:p><text:span text:style-name="T29"><text:s/></text:span><text:span text:style-name="T29">Emacs Hy-mode: github.com/hylang/hy-mode</text:span></text:p>
              </text:list-item>
              <text:list-item>
                <text:p><text:span text:style-name="T29"><text:s/></text:span><text:span text:style-name="T29">Vim-hy: github.com/hylang/vim-hy</text:span></text:p>
              </text:list-item>
              <text:list-item>
                <text:p><text:span text:style-name="T29"><text:s/></text:span><text:span text:style-name="T29">Code analyser: github.com/hylang/hydiomatic</text:span></text:p>
              </text:list-item>
              <text:list-item>
                <text:p><text:span text:style-name="T29"><text:s/></text:span><text:span text:style-name="T29">Hy debugger: github.com/hylang/hdb</text:span></text:p>
              </text:list-item>
            </text:list>
          </draw:text-box>
        </draw:frame>
        <draw:frame draw:style-name="gr15" draw:layer="layout" svg:width="0.502cm" svg:height="1.267cm" svg:x="52.8cm" svg:y="78.6cm">
          <draw:text-box>
            <text:p/>
          </draw:text-box>
        </draw:frame>
        <draw:custom-shape draw:style-name="gr16" draw:text-style-name="P14" draw:layer="layout" svg:width="50.8cm" svg:height="11.2cm" svg:x="3.6cm" svg:y="58.4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6.2cm" svg:height="1.944cm" svg:x="13.2cm" svg:y="63.946cm">
          <draw:text-box>
            <text:p><text:span text:style-name="T30">tokens</text:span></text:p>
          </draw:text-box>
        </draw:frame>
        <draw:frame draw:style-name="gr9" draw:text-style-name="P15" draw:layer="layout" svg:width="6.2cm" svg:height="1.944cm" svg:x="5cm" svg:y="63.946cm">
          <draw:text-box>
            <text:p><text:span text:style-name="T30">Hy code</text:span></text:p>
          </draw:text-box>
        </draw:frame>
        <draw:frame draw:style-name="gr9" draw:text-style-name="P16" draw:layer="layout" svg:width="9cm" svg:height="3.637cm" svg:x="21.4cm" svg:y="63.1cm">
          <draw:text-box>
            <text:p text:style-name="P14"><text:span text:style-name="T30">Hy models</text:span></text:p>
            <text:p text:style-name="P14"><text:span text:style-name="T30">(Hy AST)</text:span></text:p>
          </draw:text-box>
        </draw:frame>
        <draw:frame draw:style-name="gr9" draw:text-style-name="P15" draw:layer="layout" svg:width="9cm" svg:height="1.944cm" svg:x="32.4cm" svg:y="63.946cm">
          <draw:text-box>
            <text:p><text:span text:style-name="T30">Python AST</text:span></text:p>
          </draw:text-box>
        </draw:frame>
        <draw:frame draw:style-name="gr9" draw:text-style-name="P15" draw:layer="layout" svg:width="9cm" svg:height="3.637cm" svg:x="43.3cm" svg:y="63.1cm">
          <draw:text-box>
            <text:p><text:span text:style-name="T30">Python bytecode</text:span></text:p>
          </draw:text-box>
        </draw:frame>
        <draw:connector draw:style-name="gr17" draw:layer="layout" svg:x1="37.163cm" svg:y1="62.6cm" svg:x2="45.363cm" svg:y2="62.6cm" svg:d="M37163 62600v-1800h8200v1800" svg:viewBox="0 0 8201 1801">
          <text:p/>
        </draw:connector>
        <draw:connector draw:style-name="gr17" draw:layer="layout" svg:x1="26.663cm" svg:y1="62.7cm" svg:x2="34.863cm" svg:y2="62.7cm" svg:d="M26663 62700v-1800h8200v1800" svg:viewBox="0 0 8201 1801">
          <text:p/>
        </draw:connector>
        <draw:connector draw:style-name="gr17" draw:layer="layout" svg:x1="16.726cm" svg:y1="62.7cm" svg:x2="24.926cm" svg:y2="62.7cm" svg:d="M16726 62700v-1800h8200v1800" svg:viewBox="0 0 8201 1801">
          <text:p/>
        </draw:connector>
        <draw:connector draw:style-name="gr17" draw:layer="layout" svg:x1="6.789cm" svg:y1="62.7cm" svg:x2="14.989cm" svg:y2="62.7cm" svg:d="M6789 62700v-1800h8200v1800" svg:viewBox="0 0 8201 1801">
          <text:p/>
        </draw:connector>
        <draw:frame draw:style-name="gr18" draw:text-style-name="P17" draw:layer="layout" svg:width="18.5cm" svg:height="1.944cm" svg:x="6.5cm" svg:y="58.6cm">
          <draw:text-box>
            <text:p text:style-name="P14"><text:span text:style-name="T31">Tokenisation and Parsing</text:span></text:p>
          </draw:text-box>
        </draw:frame>
        <draw:frame draw:style-name="gr18" draw:text-style-name="P18" draw:layer="layout" svg:width="9.4cm" svg:height="1.944cm" svg:x="36.9cm" svg:y="58.6cm">
          <draw:text-box>
            <text:p><text:span text:style-name="T31">Compilation</text:span></text:p>
          </draw:text-box>
        </draw:frame>
        <draw:frame draw:style-name="gr18" draw:text-style-name="P19" draw:layer="layout" svg:width="9.4cm" svg:height="1.944cm" svg:x="26.4cm" svg:y="58.6cm">
          <draw:text-box>
            <text:p><text:span text:style-name="T31">Compilation</text:span></text:p>
          </draw:text-box>
        </draw:frame>
        <draw:frame draw:style-name="gr18" draw:text-style-name="P20" draw:layer="layout" svg:width="9.8cm" svg:height="1.605cm" svg:x="6.3cm" svg:y="66.7cm">
          <draw:text-box>
            <text:p><text:span text:style-name="T32">hy.lex.lexer</text:span></text:p>
          </draw:text-box>
        </draw:frame>
        <draw:frame draw:style-name="gr18" draw:text-style-name="P20" draw:layer="layout" svg:width="10.3cm" svg:height="1.605cm" svg:x="16.2cm" svg:y="66.701cm">
          <draw:text-box>
            <text:p><text:span text:style-name="T32">hy.lex.parser</text:span></text:p>
          </draw:text-box>
        </draw:frame>
        <draw:frame draw:style-name="gr18" draw:text-style-name="P20" draw:layer="layout" svg:width="10.1cm" svg:height="2.959cm" svg:x="26.9cm" svg:y="66.7cm">
          <draw:text-box>
            <text:p><text:span text:style-name="T32">HyASTCompiler.compile</text:span></text:p>
          </draw:text-box>
        </draw:frame>
        <draw:frame draw:style-name="gr18" draw:text-style-name="P21" draw:layer="layout" svg:width="10.3cm" svg:height="1.605cm" svg:x="37cm" svg:y="67.001cm">
          <draw:text-box>
            <text:p text:style-name="P14"><text:span text:style-name="T32">eval</text:span></text:p>
          </draw:text-box>
        </draw:frame>
        <draw:frame draw:style-name="gr18" draw:text-style-name="P7" draw:layer="layout" svg:width="51cm" svg:height="1.775cm" svg:x="3.6cm" svg:y="55.8cm">
          <draw:text-box>
            <text:p><text:span text:style-name="T11">Hy first translates to a Python AST which is then built down into Python bytecode.</text:span></text:p>
          </draw:text-box>
        </draw:frame>
        <draw:frame draw:style-name="gr12" draw:text-style-name="P10" draw:layer="layout" svg:width="55cm" svg:height="2.959cm" svg:x="1.6cm" svg:y="71.699cm">
          <draw:text-box>
            <text:p><text:span text:style-name="T20">Hy Models: layer on top of Python objects representing Hy source code as data</text:span></text:p>
            <text:p><text:span text:style-name="T20"/></text:p>
          </draw:text-box>
        </draw:frame>
        <draw:frame draw:style-name="gr19" draw:text-style-name="P22" draw:layer="layout" svg:width="40.1cm" svg:height="6.345cm" svg:x="14.7cm" svg:y="48.7cm">
          <draw:text-box>
            <text:p text:style-name="P22"><text:span text:style-name="T33">Basic steps of compilation:</text:span></text:p>
            <text:p text:style-name="P22"><text:span text:style-name="T34">Lexing → lexical analysis: breaks up the code into tokens</text:span></text:p>
            <text:p text:style-name="P22"><text:span text:style-name="T34">Parsing → syntax analysis: convert a sequence of tokens into a parse tree</text:span></text:p>
            <text:p text:style-name="P22"><text:span text:style-name="T34">Optimisation</text:span></text:p>
            <text:p text:style-name="P22"><text:span text:style-name="T34">Code generation</text:span></text:p>
          </draw:text-box>
        </draw:frame>
        <draw:frame draw:style-name="gr18" draw:text-style-name="P21" draw:layer="layout" svg:width="10.3cm" svg:height="1.605cm" svg:x="10.7cm" svg:y="67.902cm">
          <draw:text-box>
            <text:p text:style-name="P14"><text:span text:style-name="T32">rply</text:span></text:p>
          </draw:text-box>
        </draw:frame>
        <presentation:notes draw:style-name="dp2">
          <draw:page-thumbnail draw:style-name="gr20" draw:layer="layout" svg:width="6.738cm" svg:height="9.525cm" svg:x="6.156cm" svg:y="1.904cm" draw:page-number="1" presentation:class="page"/>
          <draw:frame presentation:style-name="pr1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5T10:15:08.088613216</dc:date>
    <meta:editing-cycles>265</meta:editing-cycles>
    <meta:editing-duration>P3DT1H20S</meta:editing-duration>
    <meta:generator>LibreOffice/4.2.8.2$Linux_X86_64 LibreOffice_project/420m0$Build-2</meta:generator>
    <meta:document-statistic meta:object-count="75"/>
  </office:meta>
</office:document-meta>
</file>